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0.411in"/>
    </style:style>
    <style:style style:name="co4" style:family="table-column">
      <style:table-column-properties fo:break-before="auto" style:column-width="0.4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k/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x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6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table:style-name="ce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3"/>
          <table:table-cell table:style-name="ce4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3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6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6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7"/>
          <table:table-cell table:style-name="ce2" office:value-type="string" calcext:value-type="string">
            <text:p>x</text:p>
          </table:table-cell>
          <table:table-cell table:number-columns-repeated="1636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"/>
          <table:table-cell table:style-name="ce2" office:value-type="string" calcext:value-type="string">
            <text:p>x</text:p>
          </table:table-cell>
          <table:table-cell table:number-columns-repeated="1636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383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4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k/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x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number-columns-repeated="4"/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  <table:table-cell table:number-columns-repeated="4"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383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2" table:number-columns-repeated="16373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table:style-name="ce9" office:value-type="float" office:value="1198" calcext:value-type="float">
            <text:p>1198</text:p>
          </table:table-cell>
          <table:table-cell table:style-name="ce9" office:value-type="float" office:value="1199" calcext:value-type="float">
            <text:p>1199</text:p>
          </table:table-cell>
          <table:table-cell table:style-name="ce9" office:value-type="float" office:value="1200" calcext:value-type="float">
            <text:p>1200</text:p>
          </table:table-cell>
          <table:table-cell table:style-name="ce9" office:value-type="float" office:value="1201" calcext:value-type="float">
            <text:p>1201</text:p>
          </table:table-cell>
          <table:table-cell table:style-name="ce9" office:value-type="float" office:value="1202" calcext:value-type="float">
            <text:p>1202</text:p>
          </table:table-cell>
          <table:table-cell table:style-name="ce9" office:value-type="float" office:value="1203" calcext:value-type="float">
            <text:p>1203</text:p>
          </table:table-cell>
          <table:table-cell table:style-name="ce9" office:value-type="float" office:value="1204" calcext:value-type="float">
            <text:p>1204</text:p>
          </table:table-cell>
          <table:table-cell table:style-name="ce9" office:value-type="float" office:value="1205" calcext:value-type="float">
            <text:p>1205</text:p>
          </table:table-cell>
          <table:table-cell table:style-name="ce9" office:value-type="float" office:value="1206" calcext:value-type="float">
            <text:p>120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16381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1">
          <table:table-cell table:number-columns-repeated="6"/>
          <table:table-cell office:value-type="float" office:value="601" calcext:value-type="float">
            <text:p>601</text:p>
          </table:table-cell>
          <table:table-cell table:number-columns-repeated="16377"/>
        </table:table-row>
        <table:table-row table:style-name="ro1">
          <table:table-cell table:number-columns-repeated="8"/>
          <table:table-cell office:value-type="float" office:value="602" calcext:value-type="float">
            <text:p>602</text:p>
          </table:table-cell>
          <table:table-cell table:number-columns-repeated="16375"/>
        </table:table-row>
        <table:table-row table:style-name="ro1">
          <table:table-cell table:number-columns-repeated="10"/>
          <table:table-cell office:value-type="float" office:value="603" calcext:value-type="float">
            <text:p>603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799" calcext:value-type="float">
            <text:p>799</text:p>
          </table:table-cell>
          <table:table-cell table:number-columns-repeated="16379"/>
        </table:table-row>
        <table:table-row table:style-name="ro1">
          <table:table-cell table:number-columns-repeated="7"/>
          <table:table-cell office:value-type="float" office:value="801" calcext:value-type="float">
            <text:p>801</text:p>
          </table:table-cell>
          <table:table-cell table:number-columns-repeated="16376"/>
        </table:table-row>
        <table:table-row table:style-name="ro1">
          <table:table-cell table:number-columns-repeated="10"/>
          <table:table-cell office:value-type="float" office:value="803" calcext:value-type="float">
            <text:p>803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898" calcext:value-type="float">
            <text:p>89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99" calcext:value-type="float">
            <text:p>899</text:p>
          </table:table-cell>
          <table:table-cell table:number-columns-repeated="16379"/>
        </table:table-row>
        <table:table-row table:style-name="ro1">
          <table:table-cell table:number-columns-repeated="8"/>
          <table:table-cell office:value-type="float" office:value="901" calcext:value-type="float">
            <text:p>901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902" calcext:value-type="float">
            <text:p>902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957" calcext:value-type="float">
            <text:p>957</text:p>
          </table:table-cell>
          <table:table-cell table:number-columns-repeated="16379"/>
        </table:table-row>
        <table:table-row table:style-name="ro1">
          <table:table-cell table:number-columns-repeated="9"/>
          <table:table-cell office:value-type="float" office:value="961" calcext:value-type="float">
            <text:p>96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996" calcext:value-type="float">
            <text:p>99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998" calcext:value-type="float">
            <text:p>998</text:p>
          </table:table-cell>
          <table:table-cell table:number-columns-repeated="16379"/>
        </table:table-row>
        <table:table-row table:style-name="ro1">
          <table:table-cell table:number-columns-repeated="10"/>
          <table:table-cell office:value-type="float" office:value="1001" calcext:value-type="float">
            <text:p>1001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373"/>
        </table:table-row>
        <table:table-row table:style-name="ro1"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1044" calcext:value-type="float">
            <text:p>104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047" calcext:value-type="float">
            <text:p>104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048" calcext:value-type="float">
            <text:p>1048</text:p>
          </table:table-cell>
          <table:table-cell table:number-columns-repeated="16379"/>
        </table:table-row>
        <table:table-row table:style-name="ro1">
          <table:table-cell table:number-columns-repeated="10"/>
          <table:table-cell office:value-type="float" office:value="1065" calcext:value-type="float">
            <text:p>1065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float" office:value="1069" calcext:value-type="float">
            <text:p>1069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1072" calcext:value-type="float">
            <text:p>107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076" calcext:value-type="float">
            <text:p>1076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081" calcext:value-type="float">
            <text:p>1081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float" office:value="1090" calcext:value-type="float">
            <text:p>109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095" calcext:value-type="float">
            <text:p>109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096" calcext:value-type="float">
            <text:p>109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097" calcext:value-type="float">
            <text:p>1097</text:p>
          </table:table-cell>
          <table:table-cell table:number-columns-repeated="16379"/>
        </table:table-row>
        <table:table-row table:style-name="ro1">
          <table:table-cell table:number-columns-repeated="8"/>
          <table:table-cell office:value-type="float" office:value="1106" calcext:value-type="float">
            <text:p>1106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1107" calcext:value-type="float">
            <text:p>110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11" calcext:value-type="float">
            <text:p>1111</text:p>
          </table:table-cell>
          <table:table-cell table:number-columns-repeated="16379"/>
        </table:table-row>
        <table:table-row table:style-name="ro1">
          <table:table-cell table:number-columns-repeated="8"/>
          <table:table-cell office:value-type="float" office:value="1112" calcext:value-type="float">
            <text:p>1112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1115" calcext:value-type="float">
            <text:p>111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18" calcext:value-type="float">
            <text:p>111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20" calcext:value-type="float">
            <text:p>112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21" calcext:value-type="float">
            <text:p>112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22" calcext:value-type="float">
            <text:p>1122</text:p>
          </table:table-cell>
          <table:table-cell table:number-columns-repeated="16379"/>
        </table:table-row>
        <table:table-row table:style-name="ro1">
          <table:table-cell table:number-columns-repeated="10"/>
          <table:table-cell office:value-type="float" office:value="1123" calcext:value-type="float">
            <text:p>1123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1128" calcext:value-type="float">
            <text:p>112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29" calcext:value-type="float">
            <text:p>112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31" calcext:value-type="float">
            <text:p>1131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1132" calcext:value-type="float">
            <text:p>1132</text:p>
          </table:table-cell>
          <table:table-cell table:number-columns-repeated="16379"/>
        </table:table-row>
        <table:table-row table:style-name="ro1">
          <table:table-cell table:number-columns-repeated="10"/>
          <table:table-cell office:value-type="float" office:value="1133" calcext:value-type="float">
            <text:p>1133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1134" calcext:value-type="float">
            <text:p>113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35" calcext:value-type="float">
            <text:p>1135</text:p>
          </table:table-cell>
          <table:table-cell table:number-columns-repeated="3"/>
          <table:table-cell office:value-type="float" office:value="1135" calcext:value-type="float">
            <text:p>1135</text:p>
          </table:table-cell>
          <table:table-cell/>
          <table:table-cell office:value-type="float" office:value="1135" calcext:value-type="float">
            <text:p>1135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1139" calcext:value-type="float">
            <text:p>113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42" calcext:value-type="float">
            <text:p>114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43" calcext:value-type="float">
            <text:p>114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44" calcext:value-type="float">
            <text:p>114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45" calcext:value-type="float">
            <text:p>114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46" calcext:value-type="float">
            <text:p>1146</text:p>
          </table:table-cell>
          <table:table-cell table:number-columns-repeated="16379"/>
        </table:table-row>
        <table:table-row table:style-name="ro1">
          <table:table-cell table:number-columns-repeated="8"/>
          <table:table-cell office:value-type="float" office:value="1148" calcext:value-type="float">
            <text:p>1148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1150" calcext:value-type="float">
            <text:p>115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51" calcext:value-type="float">
            <text:p>115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52" calcext:value-type="float">
            <text:p>1152</text:p>
          </table:table-cell>
          <table:table-cell table:number-columns-repeated="16379"/>
        </table:table-row>
        <table:table-row table:style-name="ro1">
          <table:table-cell table:number-columns-repeated="8"/>
          <table:table-cell office:value-type="float" office:value="1153" calcext:value-type="float">
            <text:p>1153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1154" calcext:value-type="float">
            <text:p>1154</text:p>
          </table:table-cell>
          <table:table-cell table:number-columns-repeated="3"/>
          <table:table-cell office:value-type="float" office:value="1154" calcext:value-type="float">
            <text:p>1154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1159" calcext:value-type="float">
            <text:p>115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60" calcext:value-type="float">
            <text:p>116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62" calcext:value-type="float">
            <text:p>116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63" calcext:value-type="float">
            <text:p>116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64" calcext:value-type="float">
            <text:p>116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65" calcext:value-type="float">
            <text:p>116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66" calcext:value-type="float">
            <text:p>116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67" calcext:value-type="float">
            <text:p>116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68" calcext:value-type="float">
            <text:p>116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69" calcext:value-type="float">
            <text:p>116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70" calcext:value-type="float">
            <text:p>117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71" calcext:value-type="float">
            <text:p>117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72" calcext:value-type="float">
            <text:p>117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73" calcext:value-type="float">
            <text:p>117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74" calcext:value-type="float">
            <text:p>117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75" calcext:value-type="float">
            <text:p>117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76" calcext:value-type="float">
            <text:p>117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77" calcext:value-type="float">
            <text:p>117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78" calcext:value-type="float">
            <text:p>117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79" calcext:value-type="float">
            <text:p>117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80" calcext:value-type="float">
            <text:p>118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81" calcext:value-type="float">
            <text:p>118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82" calcext:value-type="float">
            <text:p>118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83" calcext:value-type="float">
            <text:p>118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84" calcext:value-type="float">
            <text:p>118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85" calcext:value-type="float">
            <text:p>118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86" calcext:value-type="float">
            <text:p>1186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4T23:31:06.347000000</meta:creation-date>
    <dc:date>2023-09-12T15:37:20.338000000</dc:date>
    <meta:editing-duration>P18DT16H1M14S</meta:editing-duration>
    <meta:editing-cycles>24</meta:editing-cycles>
    <meta:generator>LibreOffice/7.4.5.1$Windows_X86_64 LibreOffice_project/9c0871452b3918c1019dde9bfac75448afc4b57f</meta:generator>
    <meta:document-statistic meta:table-count="3" meta:cell-count="262" meta:object-count="0"/>
  </office:meta>
</office:document-meta>
</file>